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style:font-name="Bahnschrift"/>
    </style:style>
    <style:style style:name="P2" style:family="paragraph" style:parent-style-name="Horizontal_20_Line">
      <style:text-properties style:font-name="Bahnschrift"/>
    </style:style>
    <style:style style:name="P3" style:family="paragraph" style:parent-style-name="Heading_20_3">
      <style:text-properties officeooo:rsid="00191648" officeooo:paragraph-rsid="00191648"/>
    </style:style>
    <style:style style:name="P4" style:family="paragraph" style:parent-style-name="Heading_20_3">
      <style:text-properties style:font-name="Bahnschrift" officeooo:rsid="00191648" officeooo:paragraph-rsid="00191648"/>
    </style:style>
    <style:style style:name="P5" style:family="paragraph" style:parent-style-name="Standard">
      <style:text-properties style:font-name="Bahnschrift" officeooo:rsid="00191648" officeooo:paragraph-rsid="00191648"/>
    </style:style>
    <style:style style:name="P6" style:family="paragraph" style:parent-style-name="Text_20_body" style:list-style-name="L1">
      <style:text-properties style:font-name="Bahnschrift"/>
    </style:style>
    <style:style style:name="P7" style:family="paragraph" style:parent-style-name="Text_20_body" style:list-style-name="L2">
      <style:text-properties style:font-name="Bahnschrift" fo:font-size="11pt" style:font-size-asian="11pt" style:font-size-complex="11pt"/>
    </style:style>
    <style:style style:name="T1" style:family="text">
      <style:text-properties style:font-name="Bahnschrift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Questenliste</text:h>
      <text:h text:style-name="P3" text:outline-level="3"><text:span text:style-name="T1">🎯 </text:span><text:span text:style-name="Strong_20_Emphasis"><text:span text:style-name="T1">Questenliste für Kadetten (Mini-Aufgaben im WEL)</text:span></text:span></text:h>
      <text:list text:style-name="L1">
        <text:list-item>
          <text:p text:style-name="P6">Finde ein Ersatzteil für dein defektes Funkgerät.</text:p>
        </text:list-item>
        <text:list-item>
          <text:p text:style-name="P6">Tausche deine übel riechende Plötzenration gegen etwas Essbares.</text:p>
        </text:list-item>
        <text:list-item>
          <text:p text:style-name="P6">Besorge ein leeres Formular MZ-47, um eine verlorene Uniform zu melden.</text:p>
        </text:list-item>
        <text:list-item>
          <text:p text:style-name="P6">Bring einer verletzten Plötze auf der Weide einen Verband.</text:p>
        </text:list-item>
        <text:list-item>
          <text:p text:style-name="P6">Repariere die quietschende Tür im Schlaftrakt, bevor der Furieeister ausrastet.</text:p>
        </text:list-item>
        <text:list-item>
          <text:p text:style-name="P6">Finde heraus, warum die Empfangsantenne der Kadettenstation rauscht.</text:p>
        </text:list-item>
        <text:list-item>
          <text:p text:style-name="P6">Besorg für deine Schwester im Nebentrakt einen Satz warmer Handschuhe.</text:p>
        </text:list-item>
        <text:list-item>
          <text:p text:style-name="P6">Finde einen Ersatzakku für dein handgebasteltes Mini-KI-Spielzeug.</text:p>
        </text:list-item>
        <text:list-item>
          <text:p text:style-name="P6">Entsorge heimlich die kaputte Linse vom Feldstecher deiner Einheit.</text:p>
        </text:list-item>
        <text:list-item>
          <text:p text:style-name="P6">Knack das Rätsel an der geheimen Werkzeugkiste in der Maschinenkammer.</text:p>
        </text:list-item>
      </text:list>
      <text:p text:style-name="P2"/>
      <text:h text:style-name="Heading_20_3" text:outline-level="3"><text:span text:style-name="T1">✅ </text:span><text:span text:style-name="Strong_20_Emphasis"><text:span text:style-name="T1">Lösungen im WEL-Alltag (entsprechend nummeriert)</text:span></text:span></text:h>
      <text:list text:style-name="L2">
        <text:list-item>
          <text:p text:style-name="P7">Im Schrottfeld liegt ein brauchbarer Signalfilterchip – gut versteckt in einem alten Hebroboto.</text:p>
        </text:list-item>
        <text:list-item>
          <text:p text:style-name="P7">Kadettin Radoa Emy liebt Gallertkrabbenstücke – bei guter Verhandlung tauscht sie deine Ration.</text:p>
        </text:list-item>
        <text:list-item>
          <text:p text:style-name="P7">Ein verlassenes Büro im Verwaltungsgebäude hat das Formular – zugänglich nur über ein Dachsims.</text:p>
        </text:list-item>
        <text:list-item>
          <text:p text:style-name="P7">Im alten Erste-Hilfe-Set in der Lagerhalle gibt es Verbandmaterial – bewacht von einem Reinigungsbot.</text:p>
        </text:list-item>
        <text:list-item>
          <text:p text:style-name="P7">Maschinenöl aus dem Nachtigallerator hilft – aber der Zugang wird von einem neugierigen Bot kontrolliert.</text:p>
        </text:list-item>
        <text:list-item>
          <text:p text:style-name="P7">Eine winzige Drohne steckt in der Antenne – sichtbar mit einem Feldstecher vom Exerzierplatz aus.</text:p>
        </text:list-item>
        <text:list-item>
          <text:p text:style-name="P7">Im Stabscontainer lagert Winterkleidung – eine KI gibt sie frei, wenn man höflich um Hilfe bittet.</text:p>
        </text:list-item>
        <text:list-item>
          <text:p text:style-name="P7">Ein Ersatzakku liegt im Werkraum für Elektrowaffen – dort schleichen sich manche Kadetten nachts rein.</text:p>
        </text:list-item>
        <text:list-item>
          <text:p text:style-name="P7">Die Müllverwertungstonne 4 „frisst“ Glas, wenn man ihr ein Lied vorspielt oder auf die Nacht wartet.</text:p>
        </text:list-item>
        <text:list-item>
          <text:p text:style-name="P7">Das Zahlenschloss basiert auf KI-Initialen – ein älterer Kadett kennt sie aus dem Marslied-Unterricht.</text:p>
        </text:list-item>
      </text:list>
      <text:h text:style-name="P4" text:outline-level="3"><text:soft-page-break/>🎯 <text:span text:style-name="Strong_20_Emphasis">Mini-Questen für Kadetten (inkl. Lösung im WEL-Alltag)</text:span></text:h>
      <text:p text:style-name="P2"/>
      <text:p text:style-name="Text_20_body"><text:span text:style-name="Strong_20_Emphasis"><text:span text:style-name="T1">1. Quest:</text:span></text:span><text:span text:style-name="T1"><text:line-break/>🛠️ </text:span><text:span text:style-name="Emphasis"><text:span text:style-name="T1">„Finde ein Ersatzteil für dein defektes Funkgerät.“</text:span></text:span><text:span text:style-name="T1"><text:line-break/>🔍 </text:span><text:span text:style-name="Emphasis"><text:span text:style-name="T1">Lösung:</text:span></text:span><text:span text:style-name="T1"> Im Schrottfeld bei den alten Hebrobotos liegt ein fast funktionsfähiger Signalfilterchip – man muss ihn nur ausbauen, ohne dass die Wache merkt.</text:span></text:p>
      <text:p text:style-name="P2"/>
      <text:p text:style-name="Text_20_body"><text:span text:style-name="Strong_20_Emphasis"><text:span text:style-name="T1">2. Quest:</text:span></text:span><text:span text:style-name="T1"><text:line-break/>🥣 </text:span><text:span text:style-name="Emphasis"><text:span text:style-name="T1">„Tausche deine übel riechende Plötzenration gegen etwas Essbares.“</text:span></text:span><text:span text:style-name="T1"><text:line-break/>🔍 </text:span><text:span text:style-name="Emphasis"><text:span text:style-name="T1">Lösung:</text:span></text:span><text:span text:style-name="T1"> Ein Kadett aus dem Wachdienst (vielleicht Radoa Emy?) steht auf Gallertkrabbenstücke – die gibt’s im Container von Paket 42, wenn man gut verhandelt.</text:span></text:p>
      <text:p text:style-name="P2"/>
      <text:p text:style-name="Text_20_body"><text:span text:style-name="Strong_20_Emphasis"><text:span text:style-name="T1">3. Quest:</text:span></text:span><text:span text:style-name="T1"><text:line-break/>📜 </text:span><text:span text:style-name="Emphasis"><text:span text:style-name="T1">„Besorge ein leeres Formular MZ-47, um eine verlorene Uniform zu melden.“</text:span></text:span><text:span text:style-name="T1"><text:line-break/>🔍 </text:span><text:span text:style-name="Emphasis"><text:span text:style-name="T1">Lösung:</text:span></text:span><text:span text:style-name="T1"> Das Formular hängt ausgerechnet im verwahrlosten Büro eines abwesenden Stabsunteroffiziers – nur zugänglich durch ein Fenster auf dem Dachsims.</text:span></text:p>
      <text:p text:style-name="P2"/>
      <text:p text:style-name="Text_20_body"><text:span text:style-name="Strong_20_Emphasis"><text:span text:style-name="T1">4. Quest:</text:span></text:span><text:span text:style-name="T1"><text:line-break/>🐾 </text:span><text:span text:style-name="Emphasis"><text:span text:style-name="T1">„Bring einer verletzten Plötze auf der Weide einen Verband.“</text:span></text:span><text:span text:style-name="T1"><text:line-break/>🔍 </text:span><text:span text:style-name="Emphasis"><text:span text:style-name="T1">Lösung:</text:span></text:span><text:span text:style-name="T1"> Im alten Erste-Hilfe-Set in der Lagerhalle liegt noch ein Plötzenverband. Allerdings wird das Kästchen von einem KI-gesteuerten Reinigungsbot bewacht.</text:span></text:p>
      <text:p text:style-name="P2"/>
      <text:p text:style-name="Text_20_body"><text:span text:style-name="Strong_20_Emphasis"><text:span text:style-name="T1">5. Quest:</text:span></text:span><text:span text:style-name="T1"><text:line-break/>🔧 </text:span><text:span text:style-name="Emphasis"><text:span text:style-name="T1">„Repariere die quietschende Tür im Schlaftrakt, bevor der Furieeister ausrastet.“</text:span></text:span><text:span text:style-name="T1"><text:line-break/>🔍 </text:span><text:span text:style-name="Emphasis"><text:span text:style-name="T1">Lösung:</text:span></text:span><text:span text:style-name="T1"> Ein Tropfen altes Maschinenöl aus dem Hydrauliktank des Nachtigallerators genügt – aber der Zugang wird bewacht von einem neugierigen Hebroboto.</text:span></text:p>
      <text:p text:style-name="P2"/>
      <text:p text:style-name="Text_20_body"><text:span text:style-name="Strong_20_Emphasis"><text:span text:style-name="T1">6. Quest:</text:span></text:span><text:span text:style-name="T1"><text:line-break/>📡 </text:span><text:span text:style-name="Emphasis"><text:span text:style-name="T1">„Finde heraus, warum die Empfangsantenne der Kadettenstation rauscht.“</text:span></text:span><text:span text:style-name="T1"><text:line-break/>🔍 </text:span><text:span text:style-name="Emphasis"><text:span text:style-name="T1">Lösung:</text:span></text:span><text:span text:style-name="T1"> Eine winzige Drohne (vermutlich von Paket 42) hängt in der Antenne. Mit einem Feldstecher vom Exerzierplatz sieht man sie – nun braucht man Mut und Höhe.</text:span></text:p>
      <text:p text:style-name="P2"/>
      <text:p text:style-name="Text_20_body"><text:span text:style-name="Strong_20_Emphasis"><text:span text:style-name="T1">7. Quest:</text:span></text:span><text:span text:style-name="T1"><text:line-break/>🧤 </text:span><text:span text:style-name="Emphasis"><text:span text:style-name="T1">„Besorg für deine Schwester im Nebentrakt einen Satz warmer Handschuhe.“</text:span></text:span><text:span text:style-name="T1"><text:line-break/>🔍 </text:span><text:span text:style-name="Emphasis"><text:span text:style-name="T1">Lösung:</text:span></text:span><text:span text:style-name="T1"> Alte Versorgungsreste im Stabscontainer beinhalten einen Karton mit Winterkleidung – wenn man mit dem zuständigen KI-System höflich spricht, gibt es Zugriff.</text:span></text:p>
      <text:p text:style-name="P2"/>
      <text:p text:style-name="Text_20_body"><text:soft-page-break/><text:span text:style-name="Strong_20_Emphasis"><text:span text:style-name="T1">8. Quest:</text:span></text:span><text:span text:style-name="T1"><text:line-break/>🔋 </text:span><text:span text:style-name="Emphasis"><text:span text:style-name="T1">„Finde einen Ersatzakku für dein handgebasteltes Mini-KI-Spielzeug.“</text:span></text:span><text:span text:style-name="T1"><text:line-break/>🔍 </text:span><text:span text:style-name="Emphasis"><text:span text:style-name="T1">Lösung:</text:span></text:span><text:span text:style-name="T1"> Ein kleiner Testakku liegt noch im Werkraum für Elektrowaffen – dort schleichen sich manchmal Kadetten zum Aufladen ihrer Taschenfunken rein.</text:span></text:p>
      <text:p text:style-name="P2"/>
      <text:p text:style-name="Text_20_body"><text:span text:style-name="Strong_20_Emphasis"><text:span text:style-name="T1">9. Quest:</text:span></text:span><text:span text:style-name="T1"><text:line-break/>📦 </text:span><text:span text:style-name="Emphasis"><text:span text:style-name="T1">„Entsorge heimlich die kaputte Linse vom Feldstecher deiner Einheit.“</text:span></text:span><text:span text:style-name="T1"><text:line-break/>🔍 </text:span><text:span text:style-name="Emphasis"><text:span text:style-name="T1">Lösung:</text:span></text:span><text:span text:style-name="T1"> Die Müllverwertungstonne 4 (beim Landeplatz) frisst Glas nur freitagnachts – oder wenn man ihr mit einem alten Code ein Lied vorspielt.</text:span></text:p>
      <text:p text:style-name="P2"/>
      <text:p text:style-name="Text_20_body"><text:span text:style-name="Strong_20_Emphasis"><text:span text:style-name="T1">10. Quest:</text:span></text:span><text:span text:style-name="T1"><text:line-break/>🔐 </text:span><text:span text:style-name="Emphasis"><text:span text:style-name="T1">„Knack das Rätsel an der geheimen Werkzeugkiste in der Maschinenkammer.“</text:span></text:span><text:span text:style-name="T1"><text:line-break/>🔍 </text:span><text:span text:style-name="Emphasis"><text:span text:style-name="T1">Lösung:</text:span></text:span><text:span text:style-name="T1"> Das Zahlenschloss basiert auf den Initialen der Gründungs-KIs. Ein älterer Kadett (z. B. Orb?) kennt sie noch aus dem Marslied-Unterricht.</text:span></text:p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7-19T11:12:12.081000000</meta:creation-date>
    <dc:date>2025-07-19T11:14:25.493000000</dc:date>
    <meta:editing-duration>PT2M12S</meta:editing-duration>
    <meta:editing-cycles>2</meta:editing-cycles>
    <meta:generator>LibreOffice/7.5.5.2$Windows_X86_64 LibreOffice_project/ca8fe7424262805f223b9a2334bc7181abbcbf5e</meta:generator>
    <meta:document-statistic meta:table-count="0" meta:image-count="0" meta:object-count="0" meta:page-count="3" meta:paragraph-count="34" meta:word-count="609" meta:character-count="4229" meta:non-whitespace-character-count="3657"/>
  </office:meta>
</office:document-meta>
</file>